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1253" officeooo:paragraph-rsid="00041253"/>
    </style:style>
    <style:style style:name="T1" style:family="text">
      <style:text-properties officeooo:rsid="00060e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extends('layout')</text:p>
      <text:p text:style-name="P1"/>
      <text:p text:style-name="P1">@section ('content')</text:p>
      <text:p text:style-name="P1"/>
      <text:p text:style-name="P1">&lt;div class="row"&gt;</text:p>
      <text:p text:style-name="P1"/>
      <text:p text:style-name="P1"><text:s text:c="4"/>&lt;div class="col-md-12"&gt;</text:p>
      <text:p text:style-name="P1"><text:s text:c="6"/>&lt;div class="QuizAdminTable"&gt;</text:p>
      <text:p text:style-name="P1"><text:s text:c="10"/>@foreach($quizzes as $q)</text:p>
      <text:p text:style-name="P1"><text:s text:c="10"/>&lt;div class="QuizAdminRow"&gt;</text:p>
      <text:p text:style-name="P1"><text:s text:c="16"/>{{$q-&gt;ModuleName}}</text:p>
      <text:p text:style-name="P1"><text:s text:c="10"/>&lt;/div&gt;</text:p>
      <text:p text:style-name="P1"><text:s text:c="10"/>&lt;div class="QuizAdminRow"&gt;</text:p>
      <text:p text:style-name="P1"><text:s text:c="16"/>{{$q-&gt;QuizName}}</text:p>
      <text:p text:style-name="P1"><text:s text:c="10"/>&lt;/div&gt;</text:p>
      <text:p text:style-name="P1"><text:s text:c="10"/>&lt;div class="QuizAdminRow"&gt;</text:p>
      <text:p text:style-name="P1"><text:s text:c="16"/>{{$q-&gt;Description}}</text:p>
      <text:p text:style-name="P1"><text:s text:c="10"/>&lt;/div&gt;</text:p>
      <text:p text:style-name="P1"><text:s text:c="10"/>&lt;div class="QuizAdminRow"&gt;</text:p>
      <text:p text:style-name="P1"><text:s text:c="16"/>{{$q-&gt;Active}}</text:p>
      <text:p text:style-name="P1"><text:s text:c="10"/>&lt;/div&gt;</text:p>
      <text:p text:style-name="P1"><text:s text:c="10"/>@endforeach</text:p>
      <text:p text:style-name="P1"><text:s text:c="6"/>&lt;/div&gt;</text:p>
      <text:p text:style-name="P1"><text:s text:c="4"/>&lt;/div&gt;</text:p>
      <text:p text:style-name="P1"/>
      <text:p text:style-name="P1"/>
      <text:p text:style-name="P1">&lt;/div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&lt;!---qUIZaDMINtABLE END---&gt;</text:p>
      <text:p text:style-name="P1">&lt;div id="divQuizzez"&gt;</text:p>
      <text:p text:style-name="P1">&lt;h1&gt;Quizzes:&lt;/h1&gt;</text:p>
      <text:p text:style-name="P1">&lt;hr&gt;</text:p>
      <text:p text:style-name="P1">&lt;table&gt;</text:p>
      <text:p text:style-name="P1"><text:s text:c="2"/>&lt;tr&gt;</text:p>
      <text:p text:style-name="P1"><text:s text:c="4"/>&lt;th&gt;Program&lt;/th&gt;</text:p>
      <text:p text:style-name="P1"><text:s text:c="4"/>&lt;th&gt;Module&lt;/th&gt;</text:p>
      <text:p text:style-name="P1"><text:s text:c="4"/>&lt;th&gt;Quiz&lt;/th&gt;</text:p>
      <text:p text:style-name="P1"><text:s text:c="4"/>&lt;th&gt;Description&lt;/th&gt;</text:p>
      <text:p text:style-name="P1"><text:s text:c="4"/>&lt;th&gt;Active&lt;/th&gt;</text:p>
      <text:p text:style-name="P1"><text:s text:c="2"/>&lt;/tr&gt;</text:p>
      <text:p text:style-name="P1"/>
      <text:p text:style-name="P1">@foreach($quizzes as $q)</text:p>
      <text:p text:style-name="P1"><text:s text:c="2"/>&lt;tr&gt;</text:p>
      <text:p text:style-name="P1"><text:s text:c="4"/>&lt;td&gt;{{$q-&gt;ProgramName}}&lt;/td&gt;</text:p>
      <text:p text:style-name="P1"><text:s text:c="4"/>&lt;td&gt;{{$q-&gt;ModuleName}}&lt;/td&gt;</text:p>
      <text:p text:style-name="P1"><text:s text:c="4"/>&lt;td&gt;{{$q-&gt;QuizName}}&lt;/td&gt;</text:p>
      <text:p text:style-name="P1"><text:s text:c="4"/>&lt;td&gt;{{$q-&gt;Description}}&lt;/td&gt;</text:p>
      <text:p text:style-name="P1"><text:s text:c="4"/>&lt;td&gt;{{$q-&gt;Active}}&lt;/td&gt;</text:p>
      <text:p text:style-name="P1"><text:s text:c="4"/>&lt;td&gt;&lt;a href="/quiz/{{$q-&gt;QuizID}}"&gt;Show Quiz&lt;/a&gt;&lt;/td&gt;</text:p>
      <text:p text:style-name="P1"><text:s text:c="4"/>&lt;td&gt;&lt;a href="/quiz/{{$q-&gt;QuizID}}/delete"&gt;Delete Quiz&lt;/a&gt;&lt;/td&gt;</text:p>
      <text:p text:style-name="P1"><text:s text:c="2"/>&lt;/tr&gt;</text:p>
      <text:p text:style-name="P1">@endforeach</text:p>
      <text:p text:style-name="P1">&lt;/table&gt;</text:p>
      <text:p text:style-name="P1"/>
      <text:p text:style-name="P1">&lt;button onclick="return showNewQuiz()"&gt;Add new quiz&lt;/button&gt;</text:p>
      <text:p text:style-name="P1"/>
      <text:p text:style-name="P1">&lt;hr&gt;</text:p>
      <text:p text:style-name="P1">&lt;h1&gt;Tests:&lt;/h1&gt;</text:p>
      <text:p text:style-name="P1">&lt;hr&gt;</text:p>
      <text:p text:style-name="P1">&lt;table&gt;</text:p>
      <text:p text:style-name="P1"><text:s text:c="2"/>&lt;tr&gt;</text:p>
      <text:p text:style-name="P1"><text:s text:c="4"/>&lt;th&gt;Quiz&lt;/th&gt;</text:p>
      <text:p text:style-name="P1"><text:s text:c="4"/>&lt;th&gt;Start&lt;/th&gt;</text:p>
      <text:p text:style-name="P1"><text:s text:c="4"/>&lt;th&gt;Stop&lt;/th&gt;</text:p>
      <text:p text:style-name="P1"><text:s text:c="2"/>&lt;/tr&gt;</text:p>
      <text:p text:style-name="P1">@foreach($tests as $t)</text:p>
      <text:p text:style-name="P1">&lt;tr&gt;</text:p>
      <text:p text:style-name="P1"><text:s text:c="2"/>&lt;td&gt;{{$t-&gt;QuizName}}&lt;/td&gt;</text:p>
      <text:p text:style-name="P1"><text:s text:c="2"/>&lt;td&gt;{{$t-&gt;StartDateTime}}&lt;/td&gt;</text:p>
      <text:p text:style-name="P1"><text:s text:c="2"/>&lt;td&gt;{{$t-&gt;StopDateTime}}&lt;/td&gt;</text:p>
      <text:p text:style-name="P1">&lt;/tr&gt;</text:p>
      <text:p text:style-name="P1">@endforeach</text:p>
      <text:p text:style-name="P1">&lt;/table&gt;</text:p>
      <text:p text:style-name="P1">&lt;hr&gt;</text:p>
      <text:p text:style-name="P1">&lt;/div&gt;</text:p>
      <text:p text:style-name="P1"><text:soft-page-break/></text:p>
      <text:p text:style-name="P1"/>
      <text:p text:style-name="P1">&lt;div id='divNewQuiz' style="display:none"&gt;</text:p>
      <text:p text:style-name="P1"><text:s text:c="2"/>&lt;br/&gt;</text:p>
      <text:p text:style-name="P1"><text:s text:c="2"/>&lt;form method="POST" action="/newQuiz"&gt;</text:p>
      <text:p text:style-name="P1"><text:s text:c="2"/>&lt;select name='ModuleID'&gt;</text:p>
      <text:p text:style-name="P1"><text:s text:c="4"/>@foreach($modules as $m)</text:p>
      <text:p text:style-name="P1"><text:s text:c="6"/>&lt;option value="{{$m-&gt;ModuleID}}"&gt; {{$m-&gt;ModuleName}}&lt;/option&gt;</text:p>
      <text:p text:style-name="P1"><text:s text:c="4"/>@endforeach</text:p>
      <text:p text:style-name="P1"><text:s text:c="2"/>&lt;/select&gt;</text:p>
      <text:p text:style-name="P1">&lt;br/&gt;</text:p>
      <text:p text:style-name="P1">&lt;br/&gt;</text:p>
      <text:p text:style-name="P1">Quiz Name:</text:p>
      <text:p text:style-name="P1">&lt;input type="text" name="QuizName"&gt;</text:p>
      <text:p text:style-name="P1">&lt;br/&gt;</text:p>
      <text:p text:style-name="P1">Description:</text:p>
      <text:p text:style-name="P1">&lt;textarea name="Description"&gt;&lt;/textarea&gt;</text:p>
      <text:p text:style-name="P1">&lt;br/&gt;</text:p>
      <text:p text:style-name="P1">&lt;button type="submit"&gt;Save Template&lt;/button&gt;</text:p>
      <text:p text:style-name="P1">&lt;button onclick="return hideNewQuiz()"&gt;Cancel&lt;/button&gt;</text:p>
      <text:p text:style-name="P1">{!! csrf_field() !!}</text:p>
      <text:p text:style-name="P1">&lt;/form&gt;</text:p>
      <text:p text:style-name="P1">&lt;/div&gt;</text:p>
      <text:p text:style-name="P1"/>
      <text:p text:style-name="P1"/>
      <text:p text:style-name="P1"/>
      <text:p text:style-name="P1">&lt;script type="text/javascript"&gt;</text:p>
      <text:p text:style-name="P1"/>
      <text:p text:style-name="P1">function showNewQuiz(){</text:p>
      <text:p text:style-name="P1">divQuizzez.style.display = "none";</text:p>
      <text:p text:style-name="P1">divNewQuiz.style.display = "block";</text:p>
      <text:p text:style-name="P1">return false;</text:p>
      <text:p text:style-name="P1">}</text:p>
      <text:p text:style-name="P1"/>
      <text:p text:style-name="P1">function hideNewQuiz(){</text:p>
      <text:p text:style-name="P1">divQuizzez.style.display = "block";</text:p>
      <text:p text:style-name="P1">divNewQuiz.style.display = "none";</text:p>
      <text:p text:style-name="P1">return false;</text:p>
      <text:p text:style-name="P1">}</text:p>
      <text:p text:style-name="P1">&lt;/script&gt;</text:p>
      <text:p text:style-name="P1"/>
      <text:p text:style-name="P1"/>
      <text:p text:style-name="P1">@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38:41.904792755</meta:creation-date>
    <dc:date>2017-05-09T15:06:42.532791593</dc:date>
    <meta:editing-duration>PT2H21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0" meta:word-count="158" meta:character-count="2102" meta:non-whitespace-character-count="1762"/>
  </office:meta>
</office:document-meta>
</file>